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3" svg:font-family="Tahoma"/>
    <style:font-face style:name="Verdana2" svg:font-family="Verdana, sans-serif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En-tête" style:family="table" style:master-page-name="Standard">
      <style:table-properties style:width="17.501cm" style:page-number="auto" table:align="margins" style:writing-mode="lr-tb"/>
    </style:style>
    <style:style style:name="En-tête.A" style:family="table-column">
      <style:table-column-properties style:column-width="17.501cm" style:rel-column-width="65535*"/>
    </style:style>
    <style:style style:name="En-tête.A1" style:family="table-cell">
      <style:table-cell-properties fo:background-color="transparent" fo:padding="0.097cm" fo:border="none">
        <style:background-image/>
      </style:table-cell-properties>
    </style:style>
    <style:style style:name="En-tête.A2" style:family="table-cell">
      <style:table-cell-properties fo:padding="0.097cm" fo:border="none"/>
    </style:style>
    <style:style style:name="PointPublic" style:family="table">
      <style:table-properties style:width="17.501cm" table:align="margins" style:writing-mode="lr-tb"/>
    </style:style>
    <style:style style:name="PointPublic.A" style:family="table-column">
      <style:table-column-properties style:column-width="17.501cm" style:rel-column-width="65535*"/>
    </style:style>
    <style:style style:name="PointsPublics" style:family="table">
      <style:table-properties style:width="17.501cm" table:align="margins" style:writing-mode="lr-tb"/>
    </style:style>
    <style:style style:name="PointsPublics.A" style:family="table-column">
      <style:table-column-properties style:column-width="17.501cm" style:rel-column-width="65535*"/>
    </style:style>
    <style:style style:name="PointHuis-Clos" style:family="table">
      <style:table-properties style:width="17.501cm" table:align="margins" style:writing-mode="lr-tb"/>
    </style:style>
    <style:style style:name="PointHuis-Clos.A" style:family="table-column">
      <style:table-column-properties style:column-width="17.501cm" style:rel-column-width="65535*"/>
    </style:style>
    <style:style style:name="PointsHuis-Clos" style:family="table">
      <style:table-properties style:width="17.501cm" table:align="margins" style:writing-mode="lr-tb"/>
    </style:style>
    <style:style style:name="PointsHuis-Clos.A" style:family="table-column">
      <style:table-column-properties style:column-width="17.501cm" style:rel-column-width="65535*"/>
    </style:style>
    <style:style style:name="Signatures" style:family="table">
      <style:table-properties style:width="17.501cm" table:align="margins" style:writing-mode="lr-tb"/>
    </style:style>
    <style:style style:name="Signatures.A" style:family="table-column">
      <style:table-column-properties style:column-width="8.751cm" style:rel-column-width="32767*"/>
    </style:style>
    <style:style style:name="Signatures.B" style:family="table-column">
      <style:table-column-properties style:column-width="8.751cm" style:rel-column-width="32768*"/>
    </style:style>
    <style:style style:name="Signatures.1" style:family="table-row">
      <style:table-row-properties style:min-row-height="1.085cm"/>
    </style:style>
    <style:style style:name="Signatures.A1" style:family="table-cell">
      <style:table-cell-properties fo:padding="0.097cm" fo:border="none"/>
    </style:style>
    <style:style style:name="Signatures.2" style:family="table-row">
      <style:table-row-properties style:min-row-height="0.847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0000" style:font-name="Arial" fo:font-size="14pt" style:text-underline-style="none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00" style:font-name="Verdana3" fo:font-size="10pt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text-transform="uppercase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Heading">
      <style:text-properties fo:font-size="14pt" style:font-size-asian="14pt" style:font-size-complex="14pt"/>
    </style:style>
    <style:style style:name="P9" style:family="paragraph" style:parent-style-name="Heading">
      <style:text-properties fo:font-size="12pt" style:font-size-asian="12pt" style:font-size-complex="12pt"/>
    </style:style>
    <style:style style:name="P10" style:family="paragraph" style:parent-style-name="Heading">
      <style:text-properties fo:font-size="20pt" style:font-size-asian="20pt" style:font-size-complex="20pt"/>
    </style:style>
    <style:style style:name="P11" style:family="paragraph" style:parent-style-name="Heading">
      <style:text-properties fo:font-size="18pt" style:font-size-asian="18pt" style:font-size-complex="18pt"/>
    </style:style>
    <style:style style:name="P12" style:family="paragraph" style:parent-style-name="Table_20_Contents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2">
      <style:text-properties style:text-underline-style="solid" style:text-underline-width="auto" style:text-underline-color="font-color"/>
    </style:style>
    <style:style style:name="P16" style:family="paragraph" style:parent-style-name="standard2">
      <style:text-properties style:font-name="Verdana3" fo:font-size="9pt" style:font-size-asian="9pt" style:font-size-complex="9pt"/>
    </style:style>
    <style:style style:name="P17" style:family="paragraph" style:parent-style-name="standard4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Heading">
      <style:text-properties style:font-name="Verdana3" fo:font-size="18pt" style:font-size-asian="18pt" style:font-size-complex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Verdana3" fo:font-size="10pt" style:font-size-asian="10pt" style:font-size-complex="10pt"/>
    </style:style>
    <style:style style:name="T2" style:family="text">
      <style:text-properties style:font-name="Verdana3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Verdana3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" style:family="text">
      <style:text-properties style:text-position="super 58%"/>
    </style:style>
    <style:style style:name="T5" style:family="text">
      <style:text-properties fo:font-weight="bold"/>
    </style:style>
    <style:style style:name="T6" style:family="text">
      <style:text-properties style:font-name="Verdana2" fo:font-size="9pt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variant="normal" fo:text-transform="none"/>
    </style:style>
    <style:style style:name="T10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27027976" text:id="ct327027976">
          <text:insertion>
            <office:change-info>
              <dc:creator>Auteur inconnu</dc:creator>
              <dc:date>2020-05-28T11:21:00</dc:date>
            </office:change-info>
          </text:insertion>
        </text:changed-region>
        <text:changed-region xml:id="ct327029640" text:id="ct327029640">
          <text:insertion>
            <office:change-info>
              <dc:creator>Auteur inconnu</dc:creator>
              <dc:date>2020-05-28T11:24:00</dc:date>
            </office:change-info>
          </text:insertion>
        </text:changed-region>
        <text:changed-region xml:id="ct327028288" text:id="ct327028288">
          <text:insertion>
            <office:change-info>
              <dc:creator>Auteur inconnu</dc:creator>
              <dc:date>2020-05-28T12:52:00</dc:date>
            </office:change-info>
          </text:insertion>
        </text:changed-region>
        <text:changed-region xml:id="ct327028704" text:id="ct327028704">
          <text:insertion>
            <office:change-info>
              <dc:creator>Auteur inconnu</dc:creator>
              <dc:date>2020-05-28T12:55:00</dc:date>
            </office:change-info>
          </text:insertion>
        </text:changed-region>
        <text:changed-region xml:id="ct327029224" text:id="ct327029224">
          <text:insertion>
            <office:change-info>
              <dc:creator>Auteur inconnu</dc:creator>
              <dc:date>2020-05-28T12:37:00</dc:date>
            </office:change-info>
          </text:insertion>
        </text:changed-region>
        <text:changed-region xml:id="ct327030056" text:id="ct327030056">
          <text:insertion>
            <office:change-info>
              <dc:creator>Auteur inconnu</dc:creator>
              <dc:date>2020-05-28T11:54:00</dc:date>
            </office:change-info>
          </text:insertion>
        </text:changed-region>
        <text:changed-region xml:id="ct327030160" text:id="ct327030160">
          <text:insertion>
            <office:change-info>
              <dc:creator>Auteur inconnu</dc:creator>
              <dc:date>2020-05-28T11:47:00</dc:date>
            </office:change-info>
          </text:insertion>
        </text:changed-region>
        <text:changed-region xml:id="ct327030264" text:id="ct327030264">
          <text:insertion>
            <office:change-info>
              <dc:creator>Auteur inconnu</dc:creator>
              <dc:date>2020-06-04T14:23:00</dc:date>
            </office:change-info>
          </text:insertion>
        </text:changed-region>
        <text:changed-region xml:id="ct327030680" text:id="ct327030680">
          <text:insertion>
            <office:change-info>
              <dc:creator>Auteur inconnu</dc:creator>
              <dc:date>2020-06-04T14:42:00</dc:date>
            </office:change-info>
          </text:insertion>
        </text:changed-region>
        <text:changed-region xml:id="ct327027664" text:id="ct327027664">
          <text:insertion>
            <office:change-info>
              <dc:creator>Auteur inconnu</dc:creator>
              <dc:date>2020-06-04T15:39:00</dc:date>
            </office:change-info>
          </text:insertion>
        </text:changed-region>
        <text:changed-region xml:id="ct327027872" text:id="ct327027872">
          <text:insertion>
            <office:change-info>
              <dc:creator>Auteur inconnu</dc:creator>
              <dc:date>2020-06-04T15:31:00</dc:date>
            </office:change-info>
          </text:insertion>
        </text:changed-region>
        <text:changed-region xml:id="ct327030472" text:id="ct327030472">
          <text:insertion>
            <office:change-info>
              <dc:creator>Auteur inconnu</dc:creator>
              <dc:date>2020-06-04T14:30:00</dc:date>
            </office:change-info>
          </text:insertion>
        </text:changed-region>
        <text:changed-region xml:id="ct327030576" text:id="ct327030576">
          <text:insertion>
            <office:change-info>
              <dc:creator>Auteur inconnu</dc:creator>
              <dc:date>2020-06-04T14:53:00</dc:date>
            </office:change-info>
          </text:insertion>
        </text:changed-region>
        <text:changed-region xml:id="ct327028600" text:id="ct327028600">
          <text:insertion>
            <office:change-info>
              <dc:creator>Auteur inconnu</dc:creator>
              <dc:date>2020-06-04T14:53:00</dc:date>
            </office:change-info>
          </text:insertion>
        </text:changed-region>
        <text:changed-region xml:id="ct327030368" text:id="ct327030368">
          <text:insertion>
            <office:change-info>
              <dc:creator>Auteur inconnu</dc:creator>
              <dc:date>2021-06-08T16:29:00</dc:date>
            </office:change-info>
          </text:insertion>
        </text:changed-region>
        <text:changed-region xml:id="ct327028808" text:id="ct327028808">
          <text:insertion>
            <office:change-info>
              <dc:creator>Auteur inconnu</dc:creator>
              <dc:date>2020-06-04T15:18:00</dc:date>
            </office:change-info>
          </text:insertion>
        </text:changed-region>
        <text:changed-region xml:id="ct327030784" text:id="ct327030784">
          <text:insertion>
            <office:change-info>
              <dc:creator>Auteur inconnu</dc:creator>
              <dc:date>2020-06-04T15:19:00</dc:date>
            </office:change-info>
          </text:insertion>
        </text:changed-region>
        <text:changed-region xml:id="ct327029120" text:id="ct327029120">
          <text:insertion>
            <office:change-info>
              <dc:creator>Auteur inconnu</dc:creator>
              <dc:date>2020-05-28T15:44:00</dc:date>
            </office:change-info>
          </text:insertion>
        </text:changed-region>
        <text:changed-region xml:id="ct327027768" text:id="ct327027768">
          <text:insertion>
            <office:change-info>
              <dc:creator>Auteur inconnu</dc:creator>
              <dc:date>2020-05-28T15:45:00</dc:date>
            </office:change-info>
          </text:insertion>
        </text:changed-region>
        <text:changed-region xml:id="ct327028080" text:id="ct327028080">
          <text:insertion>
            <office:change-info>
              <dc:creator>Auteur inconnu</dc:creator>
              <dc:date>2020-05-28T15:50:00</dc:date>
            </office:change-info>
          </text:insertion>
        </text:changed-region>
        <text:changed-region xml:id="ct327028912" text:id="ct327028912">
          <text:insertion>
            <office:change-info>
              <dc:creator>Auteur inconnu</dc:creator>
              <dc:date>2020-05-28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n-tête" table:style-name="En-tête">
        <table:table-column table:style-name="En-tête.A"/>
        <table:table-row>
          <table:table-cell table:style-name="En-tête.A1" office:value-type="string">
            <text:p text:style-name="Heading">PROVINCE DE NAMUR<text:line-break/>VILLE D'ANDENNE</text:p>
          </table:table-cell>
        </table:table-row>
        <table:table-row>
          <table:table-cell table:style-name="En-tête.A2" office:value-type="string">
            <text:p text:style-name="P8">SEANCE DU CONSEIL COMMUNAL DU <text:change-start text:change-id="ct327027976"/>self.adapted().getDisplayableName(False, True)<text:change-end text:change-id="ct327027976"/></text:p>
          </table:table-cell>
        </table:table-row>
        <table:table-row>
          <table:table-cell table:style-name="En-tête.A2" office:value-type="string">
            <text:p text:style-name="P9"><text:change-start text:change-id="ct327029640"/>self.adapted().getMeetingNumberForPrinting()<text:change-end text:change-id="ct327029640"/><text:line-break/><text:change-start text:change-id="ct327028288"/>self.getMeetingNumberInParliamentaryTerm()<text:change-end text:change-id="ct327028288"/><text:change-start text:change-id="ct327028704"/><text:span text:style-name="T4">self.adapted().getMeetingNumberInParliamentaryTermExponentForPrinting()</text:span><text:change-end text:change-id="ct327028704"/> réunion de la législature</text:p>
          </table:table-cell>
        </table:table-row>
        <table:table-row>
          <table:table-cell table:style-name="En-tête.A2" office:value-type="string">
            <text:p text:style-name="P2"><text:span text:style-name="T1">Le Collège communal de la Ville d'ANDENNE a l'honneur de vous convoquer par la présente à la réunion du Conseil communal qui se tiendra </text:span><text:span text:style-name="T3">le </text:span><text:change-start text:change-id="ct327029224"/><text:span text:style-name="T3">self.adapted().getDisplayableName(False, False, True)</text:span><text:change-end text:change-id="ct327029224"/><text:span text:style-name="T3">, à </text:span><text:change-start text:change-id="ct327030056"/><text:span text:style-name="T3">self.toLocalizedTime(self.getStartDate(), time_only=1)</text:span><text:change-end text:change-id="ct327030056"/><text:span text:style-name="T1">, </text:span><text:change-start text:change-id="ct327030160"/><text:span text:style-name="T1">self.getPlace()</text:span><text:change-end text:change-id="ct327030160"/><text:span text:style-name="T1">.</text:span></text:p>
          </table:table-cell>
        </table:table-row>
        <table:table-row>
          <table:table-cell table:style-name="En-tête.A2" office:value-type="string">
            <text:p text:style-name="P10">ORDRE DU JOUR</text:p>
          </table:table-cell>
        </table:table-row>
      </table:table>
      <text:section text:style-name="Sect1" text:name="Séance Publique">
        <text:p text:style-name="P11">SEANCE PUBLIQUE</text:p>
        <text:p text:style-name="Standard"/>
        <text:p text:style-name="Standard"/>
        <text:p text:style-name="Standard"/>
        <text:section text:style-name="Sect1" text:name="Catégorie Publique">
          <text:p text:style-name="P7"><office:annotation><dc:creator>Auteur inconnu</dc:creator><dc:date>2020-06-04T14:26:48.14</dc:date><text:p text:style-name="P19"><text:span text:style-name="T10">do section for categoryList in self.adapted().getPrintableItemsByCategory(itemUids, privacy='public')</text:span></text:p></office:annotation><text:change-start text:change-id="ct327030264"/>categoryList[1]<text:change-end text:change-id="ct327030264"/>.<text:tab/><text:change-start text:change-id="ct327030680"/>categoryList[0].Title()<text:change-end text:change-id="ct327030680"/></text:p>
          <text:p text:style-name="Standard"/>
          <table:table table:name="PointPublic" table:style-name="PointPublic">
            <table:table-column table:style-name="PointPublic.A"/>
            <table:table-row>
              <table:table-cell office:value-type="string">
                <text:p text:style-name="Table_20_Contents"><office:annotation><dc:creator>Auteur inconnu</dc:creator><dc:date>2020-06-04T15:39:27.14</dc:date><text:p text:style-name="P19"><text:span text:style-name="T10">do table if len(categoryList[2]) == 1</text:span></text:p></office:annotation><text:tab/><text:change-start text:change-id="ct327027664"/><text:span text:style-name="T9">categoryList[2][0][0].Title()</text:span><text:change-end text:change-id="ct327027664"/></text:p>
                <text:p text:style-name="Table_20_Contents"/>
              </table:table-cell>
            </table:table-row>
          </table:table>
          <table:table table:name="PointsPublics" table:style-name="PointsPublics">
            <table:table-column table:style-name="PointsPublics.A"/>
            <table:table-row>
              <table:table-cell office:value-type="string">
                <text:p text:style-name="Table_20_Contents"><office:annotation><dc:creator>Auteur inconnu</dc:creator><dc:date>2020-06-04T14:32:04.14</dc:date><text:p text:style-name="P19"><text:span text:style-name="T11">do table else</text:span></text:p></office:annotation><office:annotation><dc:creator>Auteur inconnu</dc:creator><dc:date>2020-06-04T15:27:32.14</dc:date><text:p text:style-name="P19"><text:span text:style-name="T10">do row for item in categoryList[2]</text:span></text:p></office:annotation><text:change-start text:change-id="ct327027872"/>item[1]<text:change-end text:change-id="ct327027872"/>.<text:tab/><text:change-start text:change-id="ct327030472"/>item[0].Title()<text:change-end text:change-id="ct327030472"/></text:p>
                <text:p text:style-name="Table_20_Contents"/>
              </table:table-cell>
            </table:table-row>
          </table:table>
        </text:section>
        <text:p text:style-name="Standard"/>
        <text:p text:style-name="Standard"/>
        <text:p text:style-name="P4"/>
      </text:section>
      <text:section text:style-name="Sect1" text:name="Huis-Clos">
        <text:p text:style-name="P18">HUIS CLOS</text:p>
        <text:p text:style-name="Standard"/>
        <text:p text:style-name="Standard"/>
        <text:p text:style-name="Standard"/>
        <text:section text:style-name="Sect1" text:name="Catégorie Huis-Clos">
          <text:p text:style-name="P7"><office:annotation><dc:creator>Auteur inconnu</dc:creator><dc:date>2020-06-04T14:26:48.15</dc:date><text:p text:style-name="P19"><text:span text:style-name="T10">do section for categoryList in self.adapted().getPrintableItemsByCategory(itemUids, privacy='secret')</text:span></text:p></office:annotation><text:change-start text:change-id="ct327030576"/>categoryList[1]<text:change-end text:change-id="ct327030576"/>.<text:tab/><text:change-start text:change-id="ct327028600"/>categoryList[0].Title()<text:change-end text:change-id="ct327028600"/></text:p>
          <text:p text:style-name="Standard"/>
          <table:table table:name="PointHuis-Clos" table:style-name="PointHuis-Clos">
            <table:table-column table:style-name="PointHuis-Clos.A"/>
            <table:table-row>
              <table:table-cell office:value-type="string">
                <text:p text:style-name="Table_20_Contents"><office:annotation><dc:creator>Auteur inconnu</dc:creator><dc:date>2020-06-04T15:42:06.15</dc:date><text:p text:style-name="P19"><text:span text:style-name="T10">do table if len(categoryList[2]) == 1</text:span></text:p></office:annotation><text:tab/><text:change-start text:change-id="ct327030368"/>categoryList[2][0][0].Title()<text:change-end text:change-id="ct327030368"/></text:p>
                <text:p text:style-name="Table_20_Contents"/>
              </table:table-cell>
            </table:table-row>
          </table:table>
          <table:table table:name="PointsHuis-Clos" table:style-name="PointsHuis-Clos">
            <table:table-column table:style-name="PointsHuis-Clos.A"/>
            <table:table-row>
              <table:table-cell office:value-type="string">
                <text:p text:style-name="Table_20_Contents"><office:annotation><dc:creator>Auteur inconnu</dc:creator><dc:date>2020-06-04T14:32:04.15</dc:date><text:p text:style-name="P19"><text:span text:style-name="T11">do table else</text:span></text:p></office:annotation><office:annotation><dc:creator>Auteur inconnu</dc:creator><dc:date>2020-06-04T15:42:39.15</dc:date><text:p text:style-name="P19"><text:span text:style-name="T10">do row for item in categoryList[2]</text:span></text:p></office:annotation><text:change-start text:change-id="ct327028808"/>item[1]<text:change-end text:change-id="ct327028808"/>.<text:tab/><text:change-start text:change-id="ct327030784"/>item[0].Title()<text:change-end text:change-id="ct327030784"/></text:p>
                <text:p text:style-name="Table_20_Contents"/>
              </table:table-cell>
            </table:table-row>
          </table:table>
        </text:section>
        <text:p text:style-name="Standard"/>
        <text:p text:style-name="Standard"/>
      </text:section>
      <text:section text:style-name="Sect1" text:name="Signature">
        <text:p text:style-name="P6"/>
        <text:p text:style-name="P5">PAR LE COLLEGE,</text:p>
        <text:p text:style-name="P3"/>
        <table:table table:name="Signatures" table:style-name="Signatures">
          <table:table-column table:style-name="Signatures.A"/>
          <table:table-column table:style-name="Signatures.B"/>
          <table:table-row table:style-name="Signatures.1">
            <table:table-cell table:style-name="Signatures.A1" office:value-type="string">
              <text:p text:style-name="P14"><text:change-start text:change-id="ct327029120"/><text:span text:style-name="T7">self.adapted().getCertifiedSignatures()[2]</text:span><text:change-end text:change-id="ct327029120"/><text:span text:style-name="T8">,</text:span></text:p>
            </table:table-cell>
            <table:table-cell table:style-name="Signatures.A1" office:value-type="string">
              <text:p text:style-name="P12"><text:change-start text:change-id="ct327027768"/>self.adapted().getCertifiedSignatures()[0]<text:change-end text:change-id="ct327027768"/>,</text:p>
            </table:table-cell>
          </table:table-row>
          <table:table-row table:style-name="Signatures.2">
            <table:table-cell table:style-name="Signatures.A1" office:value-type="string">
              <text:p text:style-name="P14"/>
              <text:p text:style-name="P14"><text:soft-page-break/></text:p>
            </table:table-cell>
            <table:table-cell table:style-name="Signatures.A1" office:value-type="string">
              <text:p text:style-name="P13"/>
            </table:table-cell>
          </table:table-row>
          <table:table-row>
            <table:table-cell table:style-name="Signatures.A1" office:value-type="string">
              <text:p text:style-name="P17"><text:change-start text:change-id="ct327028080"/>self.adapted().getCertifiedSignatures()[3]<text:change-end text:change-id="ct327028080"/></text:p>
            </table:table-cell>
            <table:table-cell table:style-name="Signatures.A1" office:value-type="string">
              <text:p text:style-name="P17"><text:change-start text:change-id="ct327028912"/>self.adapted().getCertifiedSignatures()[1]<text:change-end text:change-id="ct327028912"/></text:p>
            </table:table-cell>
          </table:table-row>
        </table:table>
        <text:p text:style-name="Standard"/>
        <text:p text:style-name="Standard"/>
      </text:section>
      <text:section text:style-name="Sect1" text:name="Nota Bene">
        <text:p text:style-name="P15"><text:span text:style-name="T6">NOTA BENE</text:span> <text:span text:style-name="T6">:</text:span></text:p>
        <text:p text:style-name="standard2"/>
        <text:p text:style-name="standard2">1.<text:tab/>Les procès-verbaux des réunions du Conseil communal des XX janvier 20XX et XX février 20XX sont ouverts à la consultation des membres du Conseil communal auprès du Secrétariat général.</text:p>
        <text:p text:style-name="standard2"/>
        <text:p text:style-name="standard2">2.<text:tab/>Conformément aux dispositions de l’article L 1122-24 du Code de la démocratie locale et de la décentralisation, toute proposition étrangère à l’ordre du jour doit être remise au Bourgmestre ou à celui qui le remplace au moins cinq jours francs avant l’assemblée; elle doit être accompagnée d’une note explicative ou de tout document propre à éclairer le Conseil communal.  Il y a lieu également de tenir compte, en la matière, des dispositions du Règlement d’ordre intérieur.</text:p>
        <text:p text:style-name="standard2"/>
        <text:p text:style-name="standard2">3.<text:tab/>Le Directeur général et la Directrice financière, ou leurs délégués, seront présents au Centre administratif le <text:span text:style-name="T5">XX janvier 20XX</text:span>, de 17h00 à 19h00, à la disposition des membres du Conseil communal relativement aux points de l’ordre du jour.</text:p>
        <text:p text:style-name="standard2"/>
        <text:p text:style-name="standard2">4.<text:tab/>Les prochaines réunions du Conseil communal sont fixées les X mars, X avril, X mai et X juin 20XX en la salle des fêtes de l'Hôtel de Ville.</text:p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3" svg:font-family="Tahoma"/>
    <style:font-face style:name="Verdana2" svg:font-family="Verdana, sans-serif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orphans="2" fo:widows="2" style:page-number="auto" fo:background-color="transparent" style:shadow="none" style:writing-mode="lr-tb">
        <style:tab-stops>
          <style:tab-stop style:position="1.27cm"/>
        </style:tab-stops>
        <style:background-image/>
      </style:paragraph-properties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left="1.27cm" fo:margin-right="0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Verdana" style:font-size-complex="10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fo:line-height="100%" fo:text-align="center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Verdana1" fo:font-size="16pt" fo:letter-spacing="-0.007cm" style:text-underline-style="solid" style:text-underline-width="auto" style:text-underline-color="font-color" fo:font-weight="bold" style:font-name-asian="Arial Unicode MS" style:font-size-asian="14pt" style:font-name-complex="Tahoma2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2" style:font-size-complex="14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Standard2" style:family="paragraph" style:parent-style-name="Text_20_body" style:next-style-name="Standard" style:master-page-name="">
      <style:paragraph-properties fo:margin-left="0cm" fo:margin-right="0cm" fo:margin-top="0.199cm" fo:margin-bottom="0.199cm" fo:text-align="justify" style:justify-single-word="false" fo:text-indent="0cm" style:auto-text-indent="false" style:page-number="auto" fo:background-color="transparent">
        <style:tab-stops>
          <style:tab-stop style:position="1.27cm"/>
        </style:tab-stops>
        <style:background-image/>
      </style:paragraph-properties>
      <style:text-properties fo:text-transform="uppercase" style:text-underline-style="none" fo:font-weight="normal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2" style:family="paragraph" style:parent-style-name="Standard" style:class="text" style:master-page-name="">
      <style:paragraph-properties fo:margin-left="1.27cm" fo:margin-right="0cm" fo:text-indent="-1.27cm" style:auto-text-indent="false" style:page-number="auto" fo:background-color="transparent">
        <style:tab-stops/>
        <style:background-image/>
      </style:paragraph-properties>
      <style:text-properties fo:font-size="9pt" fo:letter-spacing="-0.007cm" style:text-underline-style="none" fo:font-weight="normal"/>
    </style:style>
    <style:style style:name="standard4" style:family="paragraph" style:parent-style-name="standard2">
      <style:text-properties fo:font-style="italic" fo:font-weight="bold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4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2.499cm" fo:margin-left="2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matiere">
      <style:footer>
        <text:p text:style-name="MP1"><text:page-number text:select-page="current"/></text:p>
      </style:footer>
    </style:master-page>
    <style:master-page style:name="matiere" style:page-layout-name="Mpm3" style:next-style-name="Standard">
      <style:footer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dc:title>PROVINCE DE NAMUR                      VILLE D’ANDENNE</dc:title>
    <meta:initial-creator>yvagem</meta:initial-creator>
    <meta:creation-date>2006-03-23T12:38:00</meta:creation-date>
    <dc:date>2021-09-01T09:36:29.81</dc:date>
    <meta:print-date>2006-03-23T13:01:00</meta:print-date>
    <dc:language>fr-FR</dc:language>
    <meta:editing-cycles>228</meta:editing-cycles>
    <meta:editing-duration>P10DT17H30M34S</meta:editing-duration>
    <meta:document-statistic meta:table-count="6" meta:image-count="0" meta:object-count="0" meta:page-count="2" meta:paragraph-count="25" meta:word-count="261" meta:character-count="2042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